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hatch" draw:fill-hatch-name="Red_20_Crossed_20_45_20_Degrees" draw:opacity="100%" draw:opacity-name="Transparency_20_87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P1" style:family="paragraph">
      <loext:graphic-properties draw:fill="hatch" draw:fill-hatch-name="Red_20_Crossed_20_45_20_Degrees" draw:opacity="100%" draw:opacity-name="Transparency_20_87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Blue_20_Crossed_20_45_20_Degrees" draw:display-name="Blue Crossed 45 Degrees" draw:style="double" draw:color="#000080" draw:distance="0.076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opacity draw:name="Transparency_20_18" draw:display-name="Transparency 18" draw:style="rectangular" draw:cx="50%" draw:cy="50%" draw:start="100%" draw:end="0%" draw:angle="160" draw:border="0%"/>
    <draw:opacity draw:name="Transparency_20_19" draw:display-name="Transparency 19" draw:style="rectangular" draw:cx="50%" draw:cy="50%" draw:start="100%" draw:end="0%" draw:angle="170" draw:border="0%"/>
    <draw:opacity draw:name="Transparency_20_20" draw:display-name="Transparency 20" draw:style="rectangular" draw:cx="50%" draw:cy="50%" draw:start="100%" draw:end="0%" draw:angle="180" draw:border="0%"/>
    <draw:opacity draw:name="Transparency_20_21" draw:display-name="Transparency 21" draw:style="rectangular" draw:cx="50%" draw:cy="50%" draw:start="100%" draw:end="0%" draw:angle="190" draw:border="0%"/>
    <draw:opacity draw:name="Transparency_20_22" draw:display-name="Transparency 22" draw:style="rectangular" draw:cx="50%" draw:cy="50%" draw:start="100%" draw:end="0%" draw:angle="200" draw:border="0%"/>
    <draw:opacity draw:name="Transparency_20_23" draw:display-name="Transparency 23" draw:style="rectangular" draw:cx="50%" draw:cy="50%" draw:start="100%" draw:end="0%" draw:angle="210" draw:border="0%"/>
    <draw:opacity draw:name="Transparency_20_24" draw:display-name="Transparency 24" draw:style="rectangular" draw:cx="50%" draw:cy="50%" draw:start="100%" draw:end="0%" draw:angle="220" draw:border="0%"/>
    <draw:opacity draw:name="Transparency_20_25" draw:display-name="Transparency 25" draw:style="rectangular" draw:cx="50%" draw:cy="50%" draw:start="100%" draw:end="0%" draw:angle="230" draw:border="0%"/>
    <draw:opacity draw:name="Transparency_20_26" draw:display-name="Transparency 26" draw:style="rectangular" draw:cx="50%" draw:cy="50%" draw:start="100%" draw:end="0%" draw:angle="240" draw:border="0%"/>
    <draw:opacity draw:name="Transparency_20_27" draw:display-name="Transparency 27" draw:style="rectangular" draw:cx="50%" draw:cy="50%" draw:start="100%" draw:end="0%" draw:angle="250" draw:border="0%"/>
    <draw:opacity draw:name="Transparency_20_28" draw:display-name="Transparency 28" draw:style="rectangular" draw:cx="50%" draw:cy="50%" draw:start="100%" draw:end="0%" draw:angle="260" draw:border="0%"/>
    <draw:opacity draw:name="Transparency_20_29" draw:display-name="Transparency 29" draw:style="rectangular" draw:cx="50%" draw:cy="50%" draw:start="100%" draw:end="0%" draw:angle="270" draw:border="0%"/>
    <draw:opacity draw:name="Transparency_20_30" draw:display-name="Transparency 30" draw:style="rectangular" draw:cx="50%" draw:cy="50%" draw:start="100%" draw:end="0%" draw:angle="280" draw:border="0%"/>
    <draw:opacity draw:name="Transparency_20_31" draw:display-name="Transparency 31" draw:style="rectangular" draw:cx="50%" draw:cy="50%" draw:start="100%" draw:end="0%" draw:angle="290" draw:border="0%"/>
    <draw:opacity draw:name="Transparency_20_32" draw:display-name="Transparency 32" draw:style="rectangular" draw:cx="50%" draw:cy="50%" draw:start="100%" draw:end="0%" draw:angle="300" draw:border="0%"/>
    <draw:opacity draw:name="Transparency_20_33" draw:display-name="Transparency 33" draw:style="rectangular" draw:cx="50%" draw:cy="50%" draw:start="100%" draw:end="0%" draw:angle="310" draw:border="0%"/>
    <draw:opacity draw:name="Transparency_20_50" draw:display-name="Transparency 50" draw:style="rectangular" draw:cx="50%" draw:cy="50%" draw:start="100%" draw:end="5%" draw:angle="300" draw:border="0%"/>
    <draw:opacity draw:name="Transparency_20_51" draw:display-name="Transparency 51" draw:style="rectangular" draw:cx="50%" draw:cy="50%" draw:start="100%" draw:end="10%" draw:angle="300" draw:border="0%"/>
    <draw:opacity draw:name="Transparency_20_52" draw:display-name="Transparency 52" draw:style="rectangular" draw:cx="50%" draw:cy="50%" draw:start="100%" draw:end="15%" draw:angle="300" draw:border="0%"/>
    <draw:opacity draw:name="Transparency_20_53" draw:display-name="Transparency 53" draw:style="rectangular" draw:cx="50%" draw:cy="50%" draw:start="100%" draw:end="20%" draw:angle="300" draw:border="0%"/>
    <draw:opacity draw:name="Transparency_20_54" draw:display-name="Transparency 54" draw:style="rectangular" draw:cx="50%" draw:cy="50%" draw:start="100%" draw:end="25%" draw:angle="300" draw:border="0%"/>
    <draw:opacity draw:name="Transparency_20_55" draw:display-name="Transparency 55" draw:style="rectangular" draw:cx="50%" draw:cy="50%" draw:start="100%" draw:end="30%" draw:angle="300" draw:border="0%"/>
    <draw:opacity draw:name="Transparency_20_56" draw:display-name="Transparency 56" draw:style="rectangular" draw:cx="50%" draw:cy="50%" draw:start="100%" draw:end="35%" draw:angle="300" draw:border="0%"/>
    <draw:opacity draw:name="Transparency_20_57" draw:display-name="Transparency 57" draw:style="rectangular" draw:cx="50%" draw:cy="50%" draw:start="95%" draw:end="0%" draw:angle="300" draw:border="0%"/>
    <draw:opacity draw:name="Transparency_20_58" draw:display-name="Transparency 58" draw:style="rectangular" draw:cx="50%" draw:cy="50%" draw:start="90%" draw:end="0%" draw:angle="300" draw:border="0%"/>
    <draw:opacity draw:name="Transparency_20_59" draw:display-name="Transparency 59" draw:style="rectangular" draw:cx="50%" draw:cy="50%" draw:start="85%" draw:end="0%" draw:angle="300" draw:border="0%"/>
    <draw:opacity draw:name="Transparency_20_60" draw:display-name="Transparency 60" draw:style="rectangular" draw:cx="50%" draw:cy="50%" draw:start="80%" draw:end="0%" draw:angle="300" draw:border="0%"/>
    <draw:opacity draw:name="Transparency_20_61" draw:display-name="Transparency 61" draw:style="rectangular" draw:cx="50%" draw:cy="50%" draw:start="75%" draw:end="0%" draw:angle="300" draw:border="0%"/>
    <draw:opacity draw:name="Transparency_20_62" draw:display-name="Transparency 62" draw:style="rectangular" draw:cx="50%" draw:cy="50%" draw:start="70%" draw:end="0%" draw:angle="300" draw:border="0%"/>
    <draw:opacity draw:name="Transparency_20_63" draw:display-name="Transparency 63" draw:style="rectangular" draw:cx="50%" draw:cy="50%" draw:start="65%" draw:end="0%" draw:angle="300" draw:border="0%"/>
    <draw:opacity draw:name="Transparency_20_64" draw:display-name="Transparency 64" draw:style="rectangular" draw:cx="50%" draw:cy="50%" draw:start="60%" draw:end="0%" draw:angle="300" draw:border="0%"/>
    <draw:opacity draw:name="Transparency_20_65" draw:display-name="Transparency 65" draw:style="rectangular" draw:cx="50%" draw:cy="50%" draw:start="55%" draw:end="0%" draw:angle="300" draw:border="0%"/>
    <draw:opacity draw:name="Transparency_20_66" draw:display-name="Transparency 66" draw:style="rectangular" draw:cx="50%" draw:cy="50%" draw:start="70%" draw:end="0%" draw:angle="300" draw:border="5%"/>
    <draw:opacity draw:name="Transparency_20_67" draw:display-name="Transparency 67" draw:style="rectangular" draw:cx="50%" draw:cy="50%" draw:start="70%" draw:end="0%" draw:angle="300" draw:border="10%"/>
    <draw:opacity draw:name="Transparency_20_68" draw:display-name="Transparency 68" draw:style="rectangular" draw:cx="50%" draw:cy="50%" draw:start="70%" draw:end="0%" draw:angle="300" draw:border="15%"/>
    <draw:opacity draw:name="Transparency_20_69" draw:display-name="Transparency 69" draw:style="rectangular" draw:cx="50%" draw:cy="50%" draw:start="70%" draw:end="0%" draw:angle="300" draw:border="20%"/>
    <draw:opacity draw:name="Transparency_20_70" draw:display-name="Transparency 70" draw:style="rectangular" draw:cx="50%" draw:cy="50%" draw:start="70%" draw:end="0%" draw:angle="300" draw:border="25%"/>
    <draw:opacity draw:name="Transparency_20_71" draw:display-name="Transparency 71" draw:style="rectangular" draw:cx="50%" draw:cy="50%" draw:start="70%" draw:end="0%" draw:angle="300" draw:border="30%"/>
    <draw:opacity draw:name="Transparency_20_72" draw:display-name="Transparency 72" draw:style="rectangular" draw:cx="50%" draw:cy="50%" draw:start="70%" draw:end="0%" draw:angle="300" draw:border="35%"/>
    <draw:opacity draw:name="Transparency_20_73" draw:display-name="Transparency 73" draw:style="rectangular" draw:cx="50%" draw:cy="50%" draw:start="70%" draw:end="0%" draw:angle="300" draw:border="40%"/>
    <draw:opacity draw:name="Transparency_20_74" draw:display-name="Transparency 74" draw:style="rectangular" draw:cx="50%" draw:cy="50%" draw:start="70%" draw:end="0%" draw:angle="300" draw:border="45%"/>
    <draw:opacity draw:name="Transparency_20_75" draw:display-name="Transparency 75" draw:style="rectangular" draw:cx="50%" draw:cy="50%" draw:start="70%" draw:end="0%" draw:angle="300" draw:border="50%"/>
    <draw:opacity draw:name="Transparency_20_76" draw:display-name="Transparency 76" draw:style="rectangular" draw:cx="50%" draw:cy="50%" draw:start="70%" draw:end="0%" draw:angle="300" draw:border="55%"/>
    <draw:opacity draw:name="Transparency_20_77" draw:display-name="Transparency 77" draw:style="rectangular" draw:cx="50%" draw:cy="50%" draw:start="70%" draw:end="0%" draw:angle="300" draw:border="60%"/>
    <draw:opacity draw:name="Transparency_20_78" draw:display-name="Transparency 78" draw:style="square" draw:cx="50%" draw:cy="50%" draw:start="100%" draw:end="0%" draw:angle="0" draw:border="0%"/>
    <draw:opacity draw:name="Transparency_20_79" draw:display-name="Transparency 79" draw:style="linear" draw:start="100%" draw:end="0%" draw:angle="0" draw:border="0%"/>
    <draw:opacity draw:name="Transparency_20_80" draw:display-name="Transparency 80" draw:style="ellipsoid" draw:cx="50%" draw:cy="50%" draw:start="100%" draw:end="0%" draw:angle="0" draw:border="0%"/>
    <draw:opacity draw:name="Transparency_20_81" draw:display-name="Transparency 81" draw:style="radial" draw:cx="50%" draw:cy="50%" draw:start="100%" draw:end="0%" draw:border="0%"/>
    <draw:opacity draw:name="Transparency_20_82" draw:display-name="Transparency 82" draw:style="axial" draw:start="100%" draw:end="0%" draw:angle="0" draw:border="0%"/>
    <draw:opacity draw:name="Transparency_20_83" draw:display-name="Transparency 83" draw:style="rectangular" draw:cx="50%" draw:cy="50%" draw:start="70%" draw:end="5%" draw:angle="300" draw:border="30%"/>
    <draw:opacity draw:name="Transparency_20_84" draw:display-name="Transparency 84" draw:style="rectangular" draw:cx="50%" draw:cy="50%" draw:start="70%" draw:end="10%" draw:angle="300" draw:border="30%"/>
    <draw:opacity draw:name="Transparency_20_85" draw:display-name="Transparency 85" draw:style="rectangular" draw:cx="50%" draw:cy="50%" draw:start="70%" draw:end="15%" draw:angle="300" draw:border="30%"/>
    <draw:opacity draw:name="Transparency_20_86" draw:display-name="Transparency 86" draw:style="rectangular" draw:cx="50%" draw:cy="50%" draw:start="70%" draw:end="20%" draw:angle="300" draw:border="30%"/>
    <draw:opacity draw:name="Transparency_20_87" draw:display-name="Transparency 87" draw:style="rectangular" draw:cx="50%" draw:cy="50%" draw:start="70%" draw:end="25%" draw:angle="300" draw:border="3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8M14S</meta:editing-duration>
    <meta:editing-cycles>51</meta:editing-cycles>
    <meta:generator>LibreOffice/6.1.5.2$Linux_X86_64 LibreOffice_project/10$Build-2</meta:generator>
    <dc:date>2022-01-16T01:53:17.519825978</dc:date>
    <meta:document-statistic meta:object-count="1"/>
  </office:meta>
</office:document-meta>
</file>